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13EAF81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svg:stroke-color="#ff9900" draw:marker-start-width="0.427cm" draw:marker-end="Arrow_20_concave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fo:color="#cfe7f5"/>
    </style:style>
    <style:style style:name="P2" style:family="paragraph">
      <style:text-properties fo:color="#000000" style:font-name="Courier" fo:font-weight="bold" style:font-weight-asian="bold" style:font-weight-complex="bold"/>
    </style:style>
    <style:style style:name="P3" style:family="paragraph"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color="#000000" style:font-name="Courier" fo:font-weight="bold" style:font-weight-asian="bold" style:font-weight-complex="bold"/>
    </style:style>
    <style:style style:name="T2" style:family="text">
      <style:text-properties fo:color="#000000" style:font-name="Courier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19cm" svg:height="27.708cm" svg:x="0cm" svg:y="-0.165cm">
          <draw:image xlink:href="Pictures/10000201000003E800000513EAF811D0.png" xlink:type="simple" xlink:show="embed" xlink:actuate="onLoad">
            <text:p/>
          </draw:image>
        </draw:frame>
        <draw:frame draw:style-name="gr2" draw:text-style-name="P2" draw:layer="layout" svg:width="6.217cm" svg:height="1.707cm" svg:x="11.726cm" svg:y="2.434cm">
          <draw:text-box>
            <text:p text:style-name="P2"><text:span text:style-name="T1">mled.py</text:span><text:span text:style-name="T1"><text:line-break/></text:span><text:span text:style-name="T1">Molecular lines</text:span></text:p>
          </draw:text-box>
        </draw:frame>
        <draw:frame draw:style-name="gr2" draw:text-style-name="P2" draw:layer="layout" svg:width="5.074cm" svg:height="1.707cm" svg:x="0.452cm" svg:y="0.29cm">
          <draw:text-box>
            <text:p text:style-name="P2"><text:span text:style-name="T1">ated.py</text:span><text:span text:style-name="T1"><text:line-break/></text:span><text:span text:style-name="T1">Atomic lines</text:span></text:p>
          </draw:text-box>
        </draw:frame>
        <draw:frame draw:style-name="gr2" draw:text-style-name="P2" draw:layer="layout" svg:width="5.455cm" svg:height="1.707cm" svg:x="0.465cm" svg:y="7.045cm">
          <draw:text-box>
            <text:p text:style-name="P2"><text:span text:style-name="T1">Hydrogen line</text:span><text:span text:style-name="T1"><text:line-break/></text:span><text:span text:style-name="T1">profile</text:span></text:p>
          </draw:text-box>
        </draw:frame>
        <draw:frame draw:style-name="gr2" draw:text-style-name="P2" draw:layer="layout" svg:width="4.693cm" svg:height="1.707cm" svg:x="0.473cm" svg:y="14.038cm">
          <draw:text-box>
            <text:p text:style-name="P2"><text:span text:style-name="T1">Atmospheric</text:span><text:span text:style-name="T1"><text:line-break/></text:span><text:span text:style-name="T1">model grid</text:span></text:p>
          </draw:text-box>
        </draw:frame>
        <draw:frame draw:style-name="gr2" draw:text-style-name="P3" draw:layer="layout" svg:width="4.693cm" svg:height="0.979cm" svg:x="7.985cm" svg:y="10.208cm">
          <draw:text-box>
            <text:p text:style-name="P3"><text:span text:style-name="T2">explorer.py</text:span></text:p>
          </draw:text-box>
        </draw:frame>
        <draw:frame draw:style-name="gr2" draw:text-style-name="P2" draw:layer="layout" svg:width="4.693cm" svg:height="0.979cm" svg:x="16.148cm" svg:y="11.141cm">
          <draw:text-box>
            <text:p text:style-name="P2"><text:span text:style-name="T1">1D spectrum</text:span></text:p>
          </draw:text-box>
        </draw:frame>
        <draw:frame draw:style-name="gr2" draw:text-style-name="P2" draw:layer="layout" svg:width="3.931cm" svg:height="1.707cm" svg:x="11.547cm" svg:y="18.265cm">
          <draw:text-box>
            <text:p text:style-name="P2"><text:span text:style-name="T1">cubeed.py</text:span><text:span text:style-name="T1"><text:line-break/></text:span><text:span text:style-name="T1">Data cube</text:span></text:p>
          </draw:text-box>
        </draw:frame>
        <draw:frame draw:style-name="gr2" draw:text-style-name="P2" draw:layer="layout" svg:width="5.455cm" svg:height="0.979cm" svg:x="0.471cm" svg:y="20.603cm">
          <draw:text-box>
            <text:p text:style-name="P2"><text:span text:style-name="T1">Galfit output</text:span></text:p>
          </draw:text-box>
        </draw:frame>
        <draw:line draw:style-name="gr3" draw:text-style-name="P4" draw:layer="layout" svg:x1="12.322cm" svg:y1="10.092cm" svg:x2="13.065cm" svg:y2="8.366cm">
          <text:p/>
        </draw:line>
        <draw:line draw:style-name="gr3" draw:text-style-name="P4" draw:layer="layout" svg:x1="14.589cm" svg:y1="12.049cm" svg:x2="16.113cm" svg:y2="12.049cm">
          <text:p/>
        </draw:line>
        <draw:line draw:style-name="gr3" draw:text-style-name="P4" draw:layer="layout" svg:x1="10.64cm" svg:y1="10.092cm" svg:x2="9.128cm" svg:y2="5.953cm">
          <text:p/>
        </draw:line>
        <draw:line draw:style-name="gr3" draw:text-style-name="P4" draw:layer="layout" svg:x1="7.843cm" svg:y1="11.033cm" svg:x2="6.334cm" svg:y2="10.017cm">
          <text:p/>
        </draw:line>
        <draw:line draw:style-name="gr3" draw:text-style-name="P4" draw:layer="layout" svg:x1="7.858cm" svg:y1="15.224cm" svg:x2="6.461cm" svg:y2="15.986cm">
          <text:p/>
        </draw:line>
        <draw:line draw:style-name="gr3" draw:text-style-name="P4" draw:layer="layout" svg:x1="9.525cm" svg:y1="16.744cm" svg:x2="8.202cm" svg:y2="20.543cm">
          <text:p/>
        </draw:line>
        <draw:line draw:style-name="gr3" draw:text-style-name="P4" draw:layer="layout" svg:x1="14.609cm" svg:y1="15.912cm" svg:x2="18.018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6.7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</meta:initial-creator>
    <meta:creation-date>2017-03-27T17:56:17.845197493</meta:creation-date>
    <dc:date>2017-03-27T18:19:49.715438686</dc:date>
    <dc:creator>j </dc:creator>
    <meta:editing-duration>PT8M1S</meta:editing-duration>
    <meta:editing-cycles>2</meta:editing-cycles>
    <meta:generator>LibreOffice/4.2.6.3$Linux_X86_64 LibreOffice_project/420m0$Build-3</meta:generator>
    <meta:document-statistic meta:object-count="16"/>
  </office:meta>
</office:document-meta>
</file>